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0000001201A117F00C03FEDCD.png" manifest:media-type="image/png"/>
  <manifest:file-entry manifest:full-path="Pictures/1000000000000530000002F664138AF5030E6BEC.png" manifest:media-type="image/png"/>
  <manifest:file-entry manifest:full-path="Pictures/10000001000002E9000001D464D2DC2CDD3FE4BF.png" manifest:media-type="image/png"/>
  <manifest:file-entry manifest:full-path="Pictures/10000001000002E9000001D4DCB021F4E8963E7E.png" manifest:media-type="image/png"/>
  <manifest:file-entry manifest:full-path="Pictures/100000000000028700000160B4E68283A23D1480.png" manifest:media-type="image/png"/>
  <manifest:file-entry manifest:full-path="Pictures/10000001000002E9000001D43B4E70CA6559468C.png" manifest:media-type="image/png"/>
  <manifest:file-entry manifest:full-path="Pictures/10000001000002A0000001209E6967477DAA690C.png" manifest:media-type="image/png"/>
  <manifest:file-entry manifest:full-path="Pictures/10000000000002660000021B6457EDE88FCA062F.png" manifest:media-type="image/png"/>
  <manifest:file-entry manifest:full-path="Pictures/1000000100000204000001D404ABFD30E0904AE3.png" manifest:media-type="image/png"/>
  <manifest:file-entry manifest:full-path="Pictures/100000000000036900000095DDA0663DD152C233.png" manifest:media-type="image/png"/>
  <manifest:file-entry manifest:full-path="Pictures/100000000000028600000161FA66A243180381E3.png" manifest:media-type="image/png"/>
  <manifest:file-entry manifest:full-path="Pictures/10000001000002A0000001205BB7AA98A07D37CA.png" manifest:media-type="image/png"/>
  <manifest:file-entry manifest:full-path="Pictures/100000000000049D0000011A26D3A7EB6086EB9C.png" manifest:media-type="image/png"/>
  <manifest:file-entry manifest:full-path="Pictures/10000000000002D20000021F92B3A46AE70252B3.png" manifest:media-type="image/png"/>
  <manifest:file-entry manifest:full-path="Pictures/1000000100000204000001D4523BDA30B9C9A5C9.png" manifest:media-type="image/png"/>
  <manifest:file-entry manifest:full-path="Pictures/10000000000004B00000038455A834F58A69622D.png" manifest:media-type="image/png"/>
  <manifest:file-entry manifest:full-path="Pictures/10000000000002AC000002115E81EE6AE46C48A7.png" manifest:media-type="image/png"/>
  <manifest:file-entry manifest:full-path="Pictures/10000000000001EF000001C8A1CBDD5B69BD7C1F.png" manifest:media-type="image/png"/>
  <manifest:file-entry manifest:full-path="Pictures/10000000000002660000021B900BE294C37B5DFF.png" manifest:media-type="image/png"/>
  <manifest:file-entry manifest:full-path="Pictures/10000001000001EF000001C873554E2435BA293E.png" manifest:media-type="image/png"/>
  <manifest:file-entry manifest:full-path="Pictures/10000000000002660000021BFF7BFBC0A6BDAB5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7.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Noto Sans1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font-name="Noto Sans1" fo:font-size="12pt" style:font-size-asian="12pt" style:font-size-complex="12pt"/>
    </style:style>
    <style:style style:name="T2" style:family="text">
      <style:text-properties style:font-name="Noto Sans1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font-name="Noto Sans1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73cm" svg:height="8cm" svg:x="4.135cm" svg:y="1cm">
          <draw:image xlink:href="Pictures/10000001000002E9000001D4DCB021F4E8963E7E.png" xlink:type="simple" xlink:show="embed" xlink:actuate="onLoad" draw:mime-type="image/png">
            <text:p/>
          </draw:image>
        </draw:frame>
        <draw:frame draw:style-name="gr1" draw:text-style-name="P1" draw:layer="layout" svg:width="12.73cm" svg:height="8cm" svg:x="4.135cm" svg:y="8.952cm">
          <draw:image xlink:href="Pictures/10000001000002E9000001D43B4E70CA6559468C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3.241cm" svg:x="1.001cm" svg:y="17.109cm">
          <draw:image xlink:href="Pictures/100000000000036900000095DDA0663DD152C233.png" xlink:type="simple" xlink:show="embed" xlink:actuate="onLoad" draw:mime-type="image/png">
            <text:p/>
          </draw:image>
        </draw:frame>
        <draw:frame draw:style-name="gr1" draw:text-style-name="P1" draw:layer="layout" svg:width="14.64cm" svg:height="8cm" svg:x="3.18cm" svg:y="20.8cm">
          <draw:image xlink:href="Pictures/100000000000028600000161FA66A243180381E3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18.999cm" svg:height="11.934cm" svg:x="1.001cm" svg:y="1cm">
          <draw:image xlink:href="Pictures/10000001000002E9000001D464D2DC2CDD3FE4BF.png" xlink:type="simple" xlink:show="embed" xlink:actuate="onLoad" draw:mime-type="image/png">
            <text:p/>
          </draw:image>
        </draw:frame>
        <draw:frame draw:style-name="gr1" draw:text-style-name="P1" draw:layer="layout" svg:width="17.118cm" svg:height="9.312cm" svg:x="1.941cm" svg:y="13.984cm">
          <draw:image xlink:href="Pictures/100000000000028700000160B4E68283A23D1480.png" xlink:type="simple" xlink:show="embed" xlink:actuate="onLoad" draw:mime-type="image/png">
            <text:p/>
          </draw:image>
        </draw:frame>
      </draw:page>
      <draw:page draw:name="page3" draw:style-name="dp1" draw:master-page-name="Standard">
        <draw:frame draw:style-name="gr1" draw:text-style-name="P1" draw:layer="layout" svg:width="17.776cm" svg:height="7.618cm" svg:x="1.612cm" svg:y="1cm">
          <draw:image xlink:href="Pictures/10000001000002A0000001209E6967477DAA690C.png" xlink:type="simple" xlink:show="embed" xlink:actuate="onLoad" draw:mime-type="image/png">
            <text:p/>
          </draw:image>
        </draw:frame>
        <draw:frame draw:style-name="gr1" draw:text-style-name="P1" draw:layer="layout" svg:width="17.776cm" svg:height="7.618cm" svg:x="1.612cm" svg:y="21cm">
          <draw:image xlink:href="Pictures/10000001000002A0000001201A117F00C03FEDCD.png" xlink:type="simple" xlink:show="embed" xlink:actuate="onLoad" draw:mime-type="image/png">
            <text:p/>
          </draw:image>
        </draw:frame>
        <draw:frame draw:style-name="gr1" draw:text-style-name="P1" draw:layer="layout" svg:width="17.776cm" svg:height="7.618cm" svg:x="1.612cm" svg:y="12cm">
          <draw:image xlink:href="Pictures/10000001000002A0000001205BB7AA98A07D37CA.png" xlink:type="simple" xlink:show="embed" xlink:actuate="onLoad" draw:mime-type="image/png">
            <text:p/>
          </draw:image>
        </draw:frame>
        <draw:frame draw:style-name="gr2" draw:text-style-name="P3" draw:layer="layout" svg:width="13cm" svg:height="1cm" svg:x="1cm" svg:y="10cm">
          <draw:text-box>
            <text:p text:style-name="P2"><text:span text:style-name="T1">Adding </text:span><text:span text:style-name="T2">Q. ilex </text:span><text:span text:style-name="T3">:</text:span></text:p>
          </draw:text-box>
        </draw:frame>
      </draw:page>
      <draw:page draw:name="page4" draw:style-name="dp1" draw:master-page-name="Standard">
        <draw:frame draw:style-name="gr1" draw:text-style-name="P1" draw:layer="controls" svg:width="18.999cm" svg:height="4.535cm" svg:x="1cm" svg:y="0.965cm">
          <draw:image xlink:href="Pictures/100000000000049D0000011A26D3A7EB6086EB9C.png" xlink:type="simple" xlink:show="embed" xlink:actuate="onLoad" draw:mime-type="image/png">
            <text:p/>
          </draw:image>
        </draw:frame>
        <draw:frame draw:style-name="gr1" draw:text-style-name="P1" draw:layer="controls" svg:width="18.999cm" svg:height="10.843cm" svg:x="1cm" svg:y="6.4cm">
          <draw:image xlink:href="Pictures/1000000000000530000002F664138AF5030E6BEC.png" xlink:type="simple" xlink:show="embed" xlink:actuate="onLoad" draw:mime-type="image/png">
            <text:p/>
          </draw:image>
        </draw:frame>
      </draw:page>
      <draw:page draw:name="page5" draw:style-name="dp1" draw:master-page-name="Standard">
        <draw:frame draw:style-name="gr1" draw:text-style-name="P1" draw:layer="controls" svg:width="18.999cm" svg:height="14.288cm" svg:x="1cm" svg:y="2.212cm">
          <draw:image xlink:href="Pictures/10000000000002D20000021F92B3A46AE70252B3.png" xlink:type="simple" xlink:show="embed" xlink:actuate="onLoad" draw:mime-type="image/png">
            <text:p/>
          </draw:image>
        </draw:frame>
      </draw:page>
      <draw:page draw:name="page6" draw:style-name="dp1" draw:master-page-name="Standard">
        <draw:frame draw:style-name="gr1" draw:text-style-name="P1" draw:layer="controls" svg:width="13.649cm" svg:height="12.379cm" svg:x="1cm" svg:y="13.379cm">
          <draw:image xlink:href="Pictures/1000000100000204000001D404ABFD30E0904AE3.png" xlink:type="simple" xlink:show="embed" xlink:actuate="onLoad" draw:mime-type="image/png">
            <text:p/>
          </draw:image>
        </draw:frame>
        <draw:frame draw:style-name="gr1" draw:text-style-name="P1" draw:layer="controls" svg:width="13.649cm" svg:height="12.379cm" svg:x="1cm" svg:y="1cm">
          <draw:image xlink:href="Pictures/1000000100000204000001D4523BDA30B9C9A5C9.png" xlink:type="simple" xlink:show="embed" xlink:actuate="onLoad" draw:mime-type="image/png">
            <text:p/>
          </draw:image>
        </draw:frame>
      </draw:page>
      <draw:page draw:name="page7" draw:style-name="dp1" draw:master-page-name="Standard">
        <draw:frame draw:style-name="gr3" draw:text-style-name="P4" draw:layer="layout" svg:width="10.34cm" svg:height="8cm" svg:x="1cm" svg:y="1cm">
          <draw:image xlink:href="Pictures/10000000000002AC000002115E81EE6AE46C48A7.png" xlink:type="simple" xlink:show="embed" xlink:actuate="onLoad" draw:mime-type="image/png">
            <text:p/>
          </draw:image>
        </draw:frame>
        <draw:frame draw:style-name="gr4" draw:text-style-name="P5" draw:layer="layout" svg:width="9cm" svg:height="7.5cm" svg:x="11cm" svg:y="1cm">
          <draw:text-box>
            <text:p>1000 ans</text:p>
          </draw:text-box>
        </draw:frame>
      </draw:page>
      <draw:page draw:name="page8" draw:style-name="dp1" draw:master-page-name="Standard">
        <draw:frame draw:style-name="gr3" draw:text-style-name="P4" draw:layer="layout" svg:width="10.477cm" svg:height="9.652cm" svg:x="1cm" svg:y="1cm">
          <draw:image xlink:href="Pictures/10000000000001EF000001C8A1CBDD5B69BD7C1F.png" xlink:type="simple" xlink:show="embed" xlink:actuate="onLoad" draw:mime-type="image/png">
            <text:p/>
          </draw:image>
        </draw:frame>
        <draw:frame draw:style-name="gr3" draw:text-style-name="P4" draw:layer="layout" svg:width="10.477cm" svg:height="9.651cm" svg:x="1.273cm" svg:y="10.849cm">
          <draw:image xlink:href="Pictures/10000001000001EF000001C873554E2435BA293E.png" xlink:type="simple" xlink:show="embed" xlink:actuate="onLoad" draw:mime-type="image/png">
            <text:p/>
          </draw:image>
        </draw:frame>
      </draw:page>
      <draw:page draw:name="page9" draw:style-name="dp1" draw:master-page-name="Standard">
        <draw:frame draw:style-name="gr3" draw:text-style-name="P4" draw:layer="layout" svg:width="18.999cm" svg:height="14.249cm" svg:x="1cm" svg:y="1.001cm">
          <draw:image xlink:href="Pictures/10000000000004B00000038455A834F58A69622D.png" xlink:type="simple" xlink:show="embed" xlink:actuate="onLoad" draw:mime-type="image/png">
            <text:p/>
          </draw:image>
        </draw:frame>
        <draw:frame draw:style-name="gr3" draw:text-style-name="P4" draw:layer="layout" svg:width="16.242cm" svg:height="14.258cm" svg:x="2.347cm" svg:y="15.038cm">
          <draw:image xlink:href="Pictures/10000000000002660000021BFF7BFBC0A6BDAB52.png" xlink:type="simple" xlink:show="embed" xlink:actuate="onLoad" draw:mime-type="image/png">
            <text:p/>
          </draw:image>
        </draw:frame>
        <draw:frame draw:style-name="gr3" draw:text-style-name="P4" draw:layer="layout" svg:width="16.242cm" svg:height="14.258cm" svg:x="3cm" svg:y="4.492cm">
          <draw:image xlink:href="Pictures/10000000000002660000021B900BE294C37B5DFF.png" xlink:type="simple" xlink:show="embed" xlink:actuate="onLoad" draw:mime-type="image/png">
            <text:p/>
          </draw:image>
        </draw:frame>
        <draw:frame draw:style-name="gr3" draw:text-style-name="P4" draw:layer="layout" svg:width="16.242cm" svg:height="14.258cm" svg:x="0.75cm" svg:y="13.492cm">
          <draw:image xlink:href="Pictures/10000000000002660000021B6457EDE88FCA062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3-06-14T19:11:34.142000000</meta:creation-date>
    <dc:date>2023-07-11T16:52:50.011000000</dc:date>
    <dc:creator>Victor Van der Meersch</dc:creator>
    <meta:editing-duration>P16DT23H28M32S</meta:editing-duration>
    <meta:editing-cycles>7</meta:editing-cycles>
    <meta:generator>LibreOffice/7.4.7.2$Windows_X86_64 LibreOffice_project/723314e595e8007d3cf785c16538505a1c878ca5</meta:generator>
    <meta:document-statistic meta:object-count="23"/>
  </office:meta>
</office:document-meta>
</file>